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paragraph-rsid="00191b37" style:font-size-asian="18pt" style:font-size-complex="18pt"/>
    </style:style>
    <style:style style:name="P3" style:family="paragraph" style:parent-style-name="Standard">
      <style:text-properties fo:font-size="18pt" officeooo:paragraph-rsid="0019aac6" style:font-size-asian="18pt" style:font-size-complex="18pt"/>
    </style:style>
    <style:style style:name="P4" style:family="paragraph" style:parent-style-name="Standard">
      <style:text-properties fo:font-size="18pt" officeooo:rsid="0019aac6" officeooo:paragraph-rsid="0019aac6" style:font-size-asian="18pt" style:font-size-complex="18pt"/>
    </style:style>
    <style:style style:name="P5" style:family="paragraph" style:parent-style-name="Standard">
      <style:text-properties fo:font-size="18pt" officeooo:paragraph-rsid="001b89a0" style:font-size-asian="18pt" style:font-size-complex="18pt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paragraph-rsid="00191b37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paragraph-rsid="0019aac6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paragraph-rsid="001b89a0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paragraph-rsid="00191b37"/>
    </style:style>
    <style:style style:name="P11" style:family="paragraph" style:parent-style-name="Standard">
      <style:text-properties fo:font-size="36pt" style:font-size-asian="36pt" style:font-size-complex="36pt"/>
    </style:style>
    <style:style style:name="P12" style:family="paragraph" style:parent-style-name="Standard">
      <style:text-properties fo:font-size="40pt" fo:font-weight="bold" style:font-size-asian="40pt" style:font-weight-asian="bold" style:font-size-complex="40pt" style:font-weight-complex="bold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Liberation Sans" fo:font-size="36pt" style:font-size-asian="36pt" style:font-size-complex="36pt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font-size-asian="18pt" style:font-size-complex="18pt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officeooo:paragraph-rsid="0019aac6" style:font-size-asian="18pt" style:font-size-complex="18pt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36pt" style:font-size-asian="36pt" style:font-size-complex="36pt"/>
    </style:style>
    <style:style style:name="P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officeooo:paragraph-rsid="001b89a0" style:font-size-asian="28pt" style:font-size-complex="28pt"/>
    </style:style>
    <style:style style:name="P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fo:font-weight="bold" style:font-size-asian="28pt" style:font-weight-asian="bold" style:font-size-complex="28pt" style:font-weight-complex="bold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fo:font-weight="bold" officeooo:paragraph-rsid="0019aac6" style:font-size-asian="28pt" style:font-weight-asian="bold" style:font-size-complex="28pt" style:font-weight-complex="bold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fo:font-weight="bold" officeooo:rsid="0019aac6" officeooo:paragraph-rsid="0019aac6" style:font-size-asian="28pt" style:font-weight-asian="bold" style:font-size-complex="28pt" style:font-weight-complex="bold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officeooo:rsid="00191b37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b37" style:font-weight-asian="bold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91b37" style:font-style-asian="normal" style:font-weight-asian="bold" style:font-style-complex="normal" style:font-weight-complex="bold"/>
    </style:style>
    <style:style style:name="T11" style:family="text">
      <style:text-properties officeooo:rsid="0019aac6"/>
    </style:style>
    <style:style style:name="T12" style:family="text">
      <style:text-properties officeooo:rsid="001b89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span text:style-name="T4"><text:tab/>boot opt</text:span><text:span text:style-name="T5">i</text:span><text:span text:style-name="T4">on</text:span><text:span text:style-name="T5">s</text:span><text:span text:style-name="T4"> in linux</text:span></text:p>
      <text:p text:style-name="P10"><text:span text:style-name="T2"><text:tab/></text:span></text:p>
      <text:p text:style-name="P10"><text:span text:style-name="T2"><text:tab/></text:span><text:span text:style-name="T3">grub --&gt; grand uniform bootloader</text:span></text:p>
      <text:p text:style-name="P6"><text:tab/>lilo --&gt; linux loader</text:p>
      <text:p text:style-name="P6"/>
      <text:p text:style-name="P16">now most of the linux os use the grub boot loader because:</text:p>
      <text:p text:style-name="P1">A. initialization time control</text:p>
      <text:p text:style-name="P1">B. in grub boot loader give priority to the linux os in case of the dual boot</text:p>
      <text:p text:style-name="P1">C. impossible to break the grub password</text:p>
      <text:p text:style-name="P1">D. very secure</text:p>
      <text:p text:style-name="P1"/>
      <text:p text:style-name="P16">location of the grub <text:span text:style-name="T1">configuration</text:span> file</text:p>
      <text:p text:style-name="P2">in redhat 7 it is located in<text:span text:style-name="T4"> /etc/grub2.cfg </text:span></text:p>
      <text:p text:style-name="P2">in previous red hat distribution it is<text:span text:style-name="T4"> /etc/grub.conf</text:span></text:p>
      <text:p text:style-name="P1">if we search for timeout option by this command </text:p>
      <text:p text:style-name="P6"><text:span text:style-name="T1">=&gt;</text:span>ls grub2.cfg | grep timeout</text:p>
      <text:p text:style-name="P2">we will find that </text:p>
      <text:p text:style-name="P7">timeout=5</text:p>
      <text:p text:style-name="P1">so it wait 5 seconds after that it will automatically boot and we can lower the value of the boot time</text:p>
      <text:p text:style-name="P1"/>
      <text:p text:style-name="P14"><text:tab/><text:tab/><text:span text:style-name="T6">linux directory structure</text:span></text:p>
      <text:p text:style-name="P1">if we go to the mount point we get </text:p>
      <text:p text:style-name="P1"/>
      <text:p text:style-name="P2"><text:tab/><text:span text:style-name="T1">=&gt;</text:span><text:tab/><text:span text:style-name="T6">/</text:span></text:p>
      <text:p text:style-name="P2"><text:span text:style-name="T1">under this partition we get</text:span></text:p>
      <text:p text:style-name="P1"><text:span text:style-name="T4">bin,etc,boot,dev,fome,lib,mnt,opt,proc,sbin,var </text:span><text:span text:style-name="T1">folder .</text:span>thi<text:span text:style-name="T1">s</text:span> is under the root <text:span text:style-name="T1">(/)</text:span>pertition</text:p>
      <text:p text:style-name="P1"/>
      <text:p text:style-name="P6"><text:soft-page-break/>white colored resources -------------&gt;file</text:p>
      <text:p text:style-name="P6">blue color resources <text:s text:c="3"/>--------------&gt; folder</text:p>
      <text:p text:style-name="P6">green color resources <text:s text:c="2"/>---------------&gt; executable file</text:p>
      <text:p text:style-name="P6">block color red <text:s text:c="3"/>-----------------&gt;run level file(or running file)</text:p>
      <text:p text:style-name="P6"/>
      <text:p text:style-name="P1"/>
      <text:p text:style-name="P1"/>
      <text:p text:style-name="P11"/>
      <text:p text:style-name="P17"><text:tab/><text:tab/><text:span text:style-name="T4">showing hidden file</text:span></text:p>
      <text:p text:style-name="P2"><text:span text:style-name="T7"><text:tab/></text:span><text:span text:style-name="T4">=&gt; ls -a</text:span></text:p>
      <text:p text:style-name="P2">if we put a <text:span text:style-name="T4">'.' </text:span>before a file or maybe a folder it will be a hidden file/folder</text:p>
      <text:p text:style-name="P1"/>
      <text:p text:style-name="P1"/>
      <text:p text:style-name="P14"><text:tab/> <text:s text:c="6"/><text:span text:style-name="T8">different folder explained</text:span></text:p>
      <text:p text:style-name="P1"><text:span text:style-name="T8"/></text:p>
      <text:p text:style-name="P1"><text:span text:style-name="T5">1)b</text:span><text:span text:style-name="T4">in -----------&gt;</text:span><text:span text:style-name="T1">[</text:span> binary executable file lies here if the folder is removed no command will work</text:p>
      <text:p text:style-name="P1"><text:span text:style-name="T5">2)</text:span><text:span text:style-name="T4">boot ----------&gt;</text:span><text:span text:style-name="T1">[</text:span>initialization file kernel file stay in here<text:span text:style-name="T1">]</text:span></text:p>
      <text:p text:style-name="P1"><text:span text:style-name="T5">3)</text:span><text:span text:style-name="T4">dev <text:s/>-----------&gt;</text:span><text:span text:style-name="T1">[</text:span>hardw<text:span text:style-name="T1">a</text:span>re related file remains here if the dev folder is missing os can detect the hardw<text:span text:style-name="T1">a</text:span>re<text:span text:style-name="T1">]</text:span></text:p>
      <text:p text:style-name="P1"><text:span text:style-name="T5">4)</text:span><text:span text:style-name="T4">etc -------------&gt;</text:span> all the linux conf file remains here</text:p>
      <text:p text:style-name="P2"><text:span text:style-name="T5">5)</text:span><text:span text:style-name="T4">home -------------&gt;</text:span>linux users file lies in here different different users have different different users folder in here</text:p>
      <text:p text:style-name="P2"><text:span text:style-name="T5">5)l</text:span><text:span text:style-name="T4">ib-------------&gt;</text:span> library related dependency file stay in here</text:p>
      <text:p text:style-name="P2"><text:span text:style-name="T5">7)</text:span><text:span text:style-name="T4">lib64 <text:s/>-------------&gt; </text:span>64 bit compatable library file stored in here</text:p>
      <text:p text:style-name="P2"><text:span text:style-name="T5">8)</text:span><text:span text:style-name="T4">media -------------&gt;</text:span>extarnal periferals run script file stored in here</text:p>
      <text:p text:style-name="P2"><text:soft-page-break/><text:span text:style-name="T10">9)</text:span><text:span text:style-name="T9">mnt <text:s/>-------------&gt;</text:span>extarnal devices like flash drive and cd rom mounted in here</text:p>
      <text:p text:style-name="P2"><text:span text:style-name="T10">10)</text:span><text:span text:style-name="T9">opt -------------&gt;</text:span> third party binary file located in here</text:p>
      <text:p text:style-name="P2"><text:span text:style-name="T5">11)</text:span><text:span text:style-name="T4">proc-------------&gt; </text:span>temp conf file during the boot process lies here process related file</text:p>
      <text:p text:style-name="P2"><text:span text:style-name="T5">12)</text:span><text:span text:style-name="T4">root-------------&gt;</text:span>administrator home directory</text:p>
      <text:p text:style-name="P2"><text:span text:style-name="T5">13)</text:span><text:span text:style-name="T4">run -------------&gt;</text:span> running files in os lies here</text:p>
      <text:p text:style-name="P2"><text:span text:style-name="T5">14)</text:span><text:span text:style-name="T4">sbin -------------&gt;</text:span> system binary file located in here</text:p>
      <text:p text:style-name="P2"><text:span text:style-name="T5">15)</text:span><text:span text:style-name="T4">srv -------------&gt; </text:span>server related file stay in here</text:p>
      <text:p text:style-name="P2"><text:span text:style-name="T5">16)</text:span><text:span text:style-name="T4">tmp -------------&gt;</text:span> temporary file like the recycle bin file stay in here</text:p>
      <text:p text:style-name="P2"><text:span text:style-name="T5">17)</text:span><text:span text:style-name="T4">usr -------------&gt; </text:span><text:s/>user related linking file stay in here</text:p>
      <text:p text:style-name="P2"><text:span text:style-name="T5">18)</text:span><text:span text:style-name="T4">var -------------&gt; </text:span>variable related mail stored ion here to configure a mail server we need to give larger space in this folder</text:p>
      <text:p text:style-name="P1"/>
      <text:p text:style-name="P1"/>
      <text:p text:style-name="P1"/>
      <text:p text:style-name="P14"><text:tab/><text:tab/><text:tab/> <text:s text:c="2"/><text:span text:style-name="T4"><text:s/></text:span><text:span text:style-name="T7">run level file</text:span></text:p>
      <text:p text:style-name="P1">runlevel file is stored in the /etc/inittab file</text:p>
      <text:p text:style-name="P1"/>
      <text:p text:style-name="P19"><text:s/>user <text:span text:style-name="T11">accounts</text:span>:</text:p>
      <text:p text:style-name="P15">role of root:</text:p>
      <text:p text:style-name="P1">administrator in the linux system is called root.root can do any modification creation deletetion of the system</text:p>
      <text:p text:style-name="P19">user <text:span text:style-name="T11">information:</text:span></text:p>
      <text:p text:style-name="P1">when a user is created there four place the information is stored</text:p>
      <text:p text:style-name="P6">1) /etc/shadow</text:p>
      <text:p text:style-name="P6">2) /etc/passwd</text:p>
      <text:p text:style-name="P6">3) /var/spool/mail</text:p>
      <text:p text:style-name="P3"><text:span text:style-name="T4">4) /home</text:span></text:p>
      <text:p text:style-name="P20"><text:soft-page-break/>user can be created in two way:</text:p>
      <text:p text:style-name="P1">when the system create <text:span text:style-name="T11">the user</text:span> the id <text:span text:style-name="T11">must be </text:span>between <text:span text:style-name="T4">0 to 999</text:span> and the <text:span text:style-name="T4">root id=0</text:span> and if the administrator <text:span text:style-name="T11">manualy</text:span> create the user accounts they have the id between<text:span text:style-name="T4"> 1000 to <text:s/>~</text:span></text:p>
      <text:p text:style-name="P14">if we go to the <text:span text:style-name="T4">/etc/passwd <text:s/></text:span>we see this kin<text:span text:style-name="T11">d</text:span> of line</text:p>
      <text:p text:style-name="P16">root:x:0:0:root:/root:/bin/bash</text:p>
      <text:p text:style-name="P6"/>
      <text:p text:style-name="P16"><text:s/>lets divide it to understand:</text:p>
      <text:p text:style-name="P6"/>
      <text:p text:style-name="P6">1)root ---&gt;user name</text:p>
      <text:p text:style-name="P6">2)x <text:s text:c="3"/>---&gt;encryption</text:p>
      <text:p text:style-name="P6">3)0 <text:s text:c="3"/>---&gt;user id</text:p>
      <text:p text:style-name="P6">4)0 <text:s text:c="3"/>---&gt;group id</text:p>
      <text:p text:style-name="P6">5)root ---&gt;level name</text:p>
      <text:p text:style-name="P6">6)/root --&gt; home directory</text:p>
      <text:p text:style-name="P6">7)/bin/bash --&gt; shell</text:p>
      <text:p text:style-name="P1"/>
      <text:p text:style-name="P14">in the <text:span text:style-name="T4">/etc/shadow </text:span>file we see some thing like this:</text:p>
      <text:p text:style-name="P14"><text:span text:style-name="T4">root$6$IDdJWI5Zhjz4Efdi$Cpu/K8RVv4cLwS4DllHKqzkZn8rvIyyf6XnjbsLLcpSv0Axn.xbBv50</text:span></text:p>
      <text:p text:style-name="P1">this is actually the encrypted password file</text:p>
      <text:p text:style-name="P1"/>
      <text:p text:style-name="P1"/>
      <text:p text:style-name="P12"/>
      <text:p text:style-name="P22"><text:s text:c="2"/><text:tab/><text:tab/><text:tab/>user creation</text:p>
      <text:p text:style-name="P21">adding user:</text:p>
      <text:p text:style-name="P4"/>
      <text:p text:style-name="P6"/>
      <text:p text:style-name="P6"><text:soft-page-break/>==&gt; useradd &lt;name&gt;</text:p>
      <text:p text:style-name="P6">==&gt; passwd &lt;password_for_the_user&gt;</text:p>
      <text:p text:style-name="P1">after that if we fo to the 4 location we will find four different entry in the four location</text:p>
      <text:p text:style-name="P6">/etc/passwd</text:p>
      <text:p text:style-name="P6">/etc/shadow</text:p>
      <text:p text:style-name="P3">we will see the there are entry in two different file and two folder in </text:p>
      <text:p text:style-name="P8">/home </text:p>
      <text:p text:style-name="P8">/var/spool/mail</text:p>
      <text:p text:style-name="P6"/>
      <text:p text:style-name="P18"><text:span text:style-name="T4">delete users:</text:span></text:p>
      <text:p text:style-name="P5"/>
      <text:p text:style-name="P9">==&gt;userdel &lt;username&gt;</text:p>
      <text:p text:style-name="P1"/>
      <text:p text:style-name="P1">now if we do that the user will not be completely delete we have to manually delete the home folders user directory and the users folder in <text:span text:style-name="T4">/var/spool/mail</text:span> <text:span text:style-name="T12">directory</text:span></text:p>
      <text:p text:style-name="P1"/>
      <text:p text:style-name="P6"><text:s/><text:span text:style-name="T12">=&gt;</text:span>rm -rf /var/spool/mail/&lt;user_directory&gt;</text:p>
      <text:p text:style-name="P6"><text:span text:style-name="T12">=&gt;</text:span>rm -rf /home/&lt;user_directory&gt;</text:p>
      <text:p text:style-name="P1"/>
      <text:p text:style-name="P19">alternative method:</text:p>
      <text:p text:style-name="P6"><text:span text:style-name="T12">=&gt;</text:span>userdel -r &lt;user_name&gt;</text:p>
      <text:p text:style-name="P1">this will delete all the entry automatically</text:p>
      <text:p text:style-name="P1"><text:s text:c="2"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5:31:46.644428652</meta:creation-date>
    <dc:date>2018-11-16T16:00:29.249096386</dc:date>
    <meta:editing-duration>PT49S</meta:editing-duration>
    <meta:editing-cycles>1</meta:editing-cycles>
    <meta:document-statistic meta:table-count="0" meta:image-count="0" meta:object-count="0" meta:page-count="5" meta:paragraph-count="93" meta:word-count="677" meta:character-count="4186" meta:non-whitespace-character-count="3563"/>
    <meta:generator>LibreOffice/5.4.7.2$Linux_X86_64 LibreOffice_project/40$Build-2</meta:generator>
  </office:meta>
</office:document-meta>
</file>